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paragraph-properties fo:margin-top="0in" fo:margin-bottom="0in"/>
    </style:style>
    <style:style style:name="P21" style:family="paragraph" style:parent-style-name="Text_20_body" style:list-style-name="L8">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9">
      <style:paragraph-properties fo:margin-top="0in" fo:margin-bottom="0in"/>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12">
      <style:paragraph-properties fo:margin-top="0in" fo:margin-bottom="0in"/>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text:a xlink:type="simple" xlink:href="http://msprogrammer.serviciipeweb.ro/" office:name=""><text:span text:style-name="Definition">http://msprogrammer.serviciipeweb.ro/</text:span></text:a> .</text:p>
      <text:p text:style-name="Text_20_body">Andrei Ignat has &gt;20 year programming experience. He started from VB3 , passed via plain old ASP and a former C# Microsoft Most Valuable Professional (MVP). He is also a consultant, author, speaker,www.adces.ro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4">
        <text:list-item>
          <text:p text:style-name="P4">prototype solution in a console app</text:p>
        </text:list-item>
        <text:list-item>
          <text:p text:style-name="P4">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5">string folderWithWordDocs = Console.ReadLine();</text:p>
      <text:p text:style-name="P6"><text:s text:c="12"/></text:p>
      <text:p text:style-name="P7">//omitted code for clarity</text:p>
      <text:p text:style-name="P8">foreach (string file in Directory.GetFiles(folderWithWordDocs, "*.docx"))</text:p>
      <text:p text:style-name="P9">{ <text:s text:c="7"/></text:p>
      <text:p text:style-name="P10"><text:s text:c="4"/>//omitted code for clarity</text:p>
      <text:p text:style-name="P11"><text:s text:c="4"/>var contractorDetails = ExactContractorDetails(document.Tables[0]);</text:p>
      <text:p text:style-name="P12"><text:s text:c="4"/>allContractors.Add(contractorDetails);</text:p>
      <text:p text:style-name="P13">}</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5">
        <text:list-item>
          <text:p text:style-name="P14">a business logic</text:p>
        </text:list-item>
        <text:list-item>
          <text:p text:style-name="P14">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6">
        <text:list-item>
          <text:p text:style-name="P15">all the file conversion resides in a single place</text:p>
        </text:list-item>
        <text:list-item>
          <text:p text:style-name="P15">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6">var wordExtractor = new WordContractExtractor(folderWithWordDocs);</text:p>
      <text:p text:style-name="P17">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1" text:outline-level="1"><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8">var settings = Settings.From("app.json");</text:p>
      <text:p text:style-name="P19">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1" text:outline-level="1"><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7">
        <text:list-item>
          <text:p text:style-name="P20">the progress of the operations</text:p>
        </text:list-item>
        <text:list-item>
          <text:p text:style-name="P20">Adding logging for knowing what happens if an error occurs</text:p>
        </text:list-item>
        <text:list-item>
          <text:p text:style-name="P20">Adding exception handling to not crash the application</text:p>
        </text:list-item>
        <text:list-item>
          <text:p text:style-name="P20">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8">
        <text:list-item>
          <text:p text:style-name="P21">Business Layer (BL) - the logic for the application - in our case, processing documents from a folder</text:p>
        </text:list-item>
        <text:list-item>
          <text:p text:style-name="P21">Console (referencing BL)</text:p>
        </text:list-item>
        <text:list-item>
          <text:p text:style-name="P21">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2">public void ExtractToFile(string excelFileOutput)</text:p>
      <text:p text:style-name="P23">{ <text:s text:c="6"/></text:p>
      <text:p text:style-name="P24">string[] files = Directory.GetFiles(_documentLocation, "*.docx");</text:p>
      <text:p text:style-name="P25">_logger.Info($"processing {files.Length} word documents");</text:p>
      <text:p text:style-name="P26">//code omitted for brevity</text:p>
      <text:p text:style-name="First_20_paragraph">The Console code now is very simple, just calling code from BL:</text:p>
      <text:p text:style-name="P27">var settings = Settings.From("app.json");</text:p>
      <text:p text:style-name="P28">var extractor = new WordContractExtractor(settings.DocumentsLocation);</text:p>
      <text:p text:style-name="P29">extractor.Start();</text:p>
      <text:p text:style-name="First_20_paragraph">The Desktop is calling the same BL, with some increased feedback for the user:</text:p>
      <text:p text:style-name="P30">try</text:p>
      <text:p text:style-name="P31">{</text:p>
      <text:p text:style-name="P32"><text:s text:c="4"/>string folderWithWordDocs = folderPath.Text;</text:p>
      <text:p text:style-name="P33"><text:s text:c="4"/>if (string.IsNullOrWhiteSpace(folderWithWordDocs))</text:p>
      <text:p text:style-name="P34"><text:s text:c="4"/>{</text:p>
      <text:p text:style-name="P35"><text:s text:c="8"/>MessageBox.Show("please choose a folder");</text:p>
      <text:p text:style-name="P36"><text:s text:c="8"/>return;</text:p>
      <text:p text:style-name="P37"><text:s text:c="4"/>}</text:p>
      <text:p text:style-name="P38"><text:s text:c="4"/>string excelResultsFile = "Contractors.xlsx";</text:p>
      <text:p text:style-name="P39"><text:s text:c="4"/>var wordExtractor = new WordContractExtractor(folderWithWordDocs);</text:p>
      <text:p text:style-name="P40"><text:s text:c="4"/>wordExtractor.ExtractToFile(excelResultsFile);</text:p>
      <text:p text:style-name="P41">}</text:p>
      <text:p text:style-name="P42">catch(Exception ex)</text:p>
      <text:p text:style-name="P43">{</text:p>
      <text:p text:style-name="P44"><text:s text:c="4"/>_logger.Error(ex,$"exception in <text:s text:c="1"/>{nameof(StartButton_Click)}");</text:p>
      <text:p text:style-name="P45"><text:s text:c="4"/>MessageBox.Show("an error occured. See the log file for details");</text:p>
      <text:p text:style-name="P46">}</text:p>
      <text:p text:style-name="First_20_paragraph"><text:span text:style-name="T1">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1" text:outline-level="1"><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9">
        <text:list-item>
          <text:p text:style-name="P47">An interface for the file system which supports listing files (IFileSystem)</text:p>
        </text:list-item>
        <text:list-item>
          <text:p text:style-name="P47">An interface with the actual file. This needs to have a Name and to read the content from either a zip file, either a folder into the system (IFile).</text:p>
        </text:list-item>
      </text:list>
      <text:p text:style-name="First_20_paragraph">Our core program needs to:</text:p>
      <text:list text:style-name="L10">
        <text:list-item>
          <text:p text:style-name="P48">find Word documents</text:p>
        </text:list-item>
        <text:list-item>
          <text:p text:style-name="P48">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1">
        <text:list-item>
          <text:p text:style-name="P49">DirectoryFileSystem</text:p>
        </text:list-item>
        <text:list-item>
          <text:p text:style-name="P49">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0">var settings = Settings.From("app.json");</text:p>
      <text:p text:style-name="P51">var fileSystem = settings.FileSystemProvider.CurrentFileSystem();</text:p>
      <text:p text:style-name="P52">var extractor = new WordContractExtractor(fileSystem);</text:p>
      <text:p text:style-name="P53">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2">
        <text:list-item>
          <text:p text:style-name="P54">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4">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4">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4">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3">
        <text:list-item>
          <text:p text:style-name="P55">Create a different branch for each client</text:p>
        </text:list-item>
        <text:list-item>
          <text:p text:style-name="P55">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4">
        <text:list-item>
          <text:p text:style-name="P56">Creating a separate branch is no effort</text:p>
        </text:list-item>
        <text:list-item>
          <text:p text:style-name="P56">Best way to separate behavior and replicate bugs</text:p>
        </text:list-item>
        <text:list-item>
          <text:p text:style-name="P56">It is easy to implement a new different feature for each client <text:span text:style-name="T2">Problems</text:span></text:p>
        </text:list-item>
        <text:list-item>
          <text:p text:style-name="P56"><text:span text:style-name="T3">IF</text:span> When a bug appears, it should be replicated on every client. This could be done by either have a single master and replicating to each branch</text:p>
        </text:list-item>
        <text:list-item>
          <text:p text:style-name="P56">writing the bug solving code on every branch</text:p>
        </text:list-item>
        <text:list-item>
          <text:p text:style-name="P56">Same with a new feature that many clients want.</text:p>
        </text:list-item>
        <text:list-item>
          <text:p text:style-name="P56">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5">
        <text:list-item>
          <text:p text:style-name="P57">Single branch to maintain</text:p>
        </text:list-item>
        <text:list-item>
          <text:p text:style-name="P57">Fixing a bug =&gt; it is done in a single branch</text:p>
        </text:list-item>
      </text:list>
      <text:p text:style-name="First_20_paragraph"><text:span text:style-name="T2">Problems</text:span></text:p>
      <text:list text:style-name="L16">
        <text:list-item>
          <text:p text:style-name="P58">Re-architecting the application to support different features per configuration.</text:p>
        </text:list-item>
        <text:list-item>
          <text:p text:style-name="P58">Replicate the client behavior is more difficult</text:p>
        </text:list-item>
        <text:list-item>
          <text:p text:style-name="P58">Create a feature requires more time to integrate with the configuration system</text:p>
        </text:list-item>
        <text:list-item>
          <text:p text:style-name="P58">Components per client</text:p>
        </text:list-item>
        <text:list-item>
          <text:p text:style-name="P58">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technical-box"/>Technical Box<text:bookmark-end text:name="technical-box"/></text:h>
      <text:list text:style-name="L17">
        <text:list-item>
          <text:p text:style-name="P59">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59">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9">For Auto-Update application please read how it is done with Click Once, Electron.</text:p>
        </text:list-item>
        <text:list-item>
          <text:p text:style-name="P59">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6-23T12:47:38Z</meta:creation-date>
    <dc:date>2020-06-23T12:47:38Z</dc:date>
  </office:meta>
</office:document-meta>
</file>